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503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503cm" fo:text-align="start" style:justify-single-word="false" fo:widows="1" fo:text-indent="0cm" style:auto-text-indent="false"/>
      <style:text-properties officeooo:rsid="000469fd" officeooo:paragraph-rsid="000469fd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503cm" fo:text-align="start" style:justify-single-word="false" fo:widows="1" fo:text-indent="0cm" style:auto-text-indent="false"/>
      <style:text-properties fo:font-variant="normal" fo:text-transform="none" fo:color="#111111" style:font-name="Ubuntu" fo:font-size="11.25pt" fo:letter-spacing="normal" fo:font-style="normal" fo:font-weight="normal" officeooo:rsid="000469fd" officeooo:paragraph-rsid="000469fd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503cm" fo:text-align="start" style:justify-single-word="false" fo:widows="1" fo:text-indent="0cm" style:auto-text-indent="false"/>
      <style:text-properties fo:font-variant="normal" fo:text-transform="none" fo:color="#111111" style:font-name="Ubuntu" fo:font-size="11.25pt" fo:letter-spacing="normal" fo:font-style="normal" fo:font-weight="normal" officeooo:rsid="000469fd" officeooo:paragraph-rsid="0005c0c0"/>
    </style:style>
    <style:style style:name="T1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2" style:family="text">
      <style:text-properties fo:font-variant="normal" fo:text-transform="none" fo:color="#111111" style:font-name="Ubuntu" fo:font-size="11.25pt" fo:letter-spacing="normal" fo:font-style="normal" fo:font-weight="normal" officeooo:rsid="001105ff"/>
    </style:style>
    <style:style style:name="T3" style:family="text">
      <style:text-properties fo:font-variant="normal" fo:text-transform="none" fo:color="#111111" style:font-name="Consolas" fo:font-size="9.75pt" fo:letter-spacing="normal" fo:font-style="normal" fo:font-weight="normal" fo:padding="0cm" fo:border="none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officeooo:rsid="0005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IT:</text:p>
      <text:p text:style-name="P1"><text:span text:style-name="T1">Type </text:span><text:span text:style-name="Source_20_Text"><text:span text:style-name="T3">git citool</text:span></text:span><text:span text:style-name="T4"> </text:span><text:span text:style-name="T1">to start git-gui.</text:span></text:p>
      <text:p text:style-name="P1"/>
      <text:p text:style-name="P1"/>
      <text:p text:style-name="P4">Android studio:</text:p>
      <text:p text:style-name="P4"><text:span text:style-name="T5">cd </text:span>Downloads/android-studio</text:p>
      <text:p text:style-name="P2"><text:span text:style-name="T1">./</text:span><text:span text:style-name="T2">studio.sh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59:21.905813938</meta:creation-date>
    <dc:date>2017-02-09T18:27:57.40527438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2" meta:character-count="91" meta:non-whitespace-character-count="83"/>
  </office:meta>
</office:document-meta>
</file>